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standard">
      <style:graphic-properties draw:fill-color="#dddddd" draw:textarea-vertical-align="middle"/>
    </style:style>
    <style:style style:name="gr3" style:family="graphic" style:parent-style-name="standard">
      <style:graphic-properties draw:fill-color="#ffffff" draw:textarea-vertical-align="middle"/>
    </style:style>
    <style:style style:name="gr4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draw:marker-start="Rounded_20_large_20_Arrow" draw:fill-color="#000000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0cm"/>
    </style:style>
    <style:style style:name="gr8" style:family="graphic" style:parent-style-name="standard">
      <style:graphic-properties draw:fill-color="#ffffcc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5.94cm" svg:height="18.923cm" svg:x="1cm" svg:y="0.746cm">
          <text:p/>
        </draw:rect>
        <draw:rect draw:style-name="gr2" draw:text-style-name="P1" draw:layer="layout" svg:width="10.287cm" svg:height="17.399cm" svg:x="14.446cm" svg:y="1.508cm">
          <text:p/>
        </draw:rect>
        <draw:ellipse draw:style-name="gr3" draw:text-style-name="P1" draw:layer="layout" svg:width="8.414cm" svg:height="1.905cm" svg:x="15.373cm" svg:y="3.667cm">
          <text:p text:style-name="P1">longRunningTask1</text:p>
        </draw:ellipse>
        <draw:line draw:style-name="gr4" draw:text-style-name="P1" draw:layer="layout" svg:x1="10.255cm" svg:y1="4.556cm" svg:x2="13.938cm" svg:y2="4.556cm">
          <text:p/>
        </draw:line>
        <draw:frame draw:style-name="gr5" draw:layer="layout" svg:width="5.408cm" svg:height="1.673cm" svg:x="7.768cm" svg:y="2.375cm">
          <draw:text-box>
            <text:p>Event loop starts </text:p>
            <text:p>at first task</text:p>
          </draw:text-box>
        </draw:frame>
        <draw:line draw:style-name="gr4" draw:text-style-name="P1" draw:layer="layout" svg:x1="10.075cm" svg:y1="15.859cm" svg:x2="13.758cm" svg:y2="15.859cm">
          <text:p/>
        </draw:line>
        <draw:frame draw:style-name="gr5" draw:layer="layout" svg:width="5.971cm" svg:height="0.962cm" svg:x="7.334cm" svg:y="16.621cm">
          <draw:text-box>
            <text:p>Runs tasks in order</text:p>
          </draw:text-box>
        </draw:frame>
        <draw:custom-shape draw:style-name="gr6" draw:text-style-name="P1" draw:layer="layout" svg:width="11.667cm" svg:height="7.666cm" draw:transform="rotate (1.57655591332618) translate (2.944cm 16.113cm)">
          <text:p/>
          <draw:enhanced-geometry svg:viewBox="0 0 21600 21600" draw:text-areas="0 0 21600 21600" draw:mirror-horizontal="false" draw:mirror-vertical="false" draw:type="circular-arrow" draw:modifiers="180 -14.2744797143782 8061.0143183881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layer="layout" svg:width="6.043cm" svg:height="0.962cm" draw:transform="rotate (1.06604710711794) translate (4.473cm 12.442cm)">
          <draw:text-box>
            <text:p>Cycles to beginning</text:p>
          </draw:text-box>
        </draw:frame>
        <draw:frame draw:style-name="gr7" draw:layer="layout" svg:width="3.715cm" svg:height="0.962cm" svg:x="14.446cm" svg:y="1.562cm">
          <draw:text-box>
            <text:p>Event Loop</text:p>
          </draw:text-box>
        </draw:frame>
        <draw:ellipse draw:style-name="gr3" draw:text-style-name="P1" draw:layer="layout" svg:width="8.414cm" svg:height="1.905cm" svg:x="15.478cm" svg:y="6.207cm">
          <text:p text:style-name="P1">longRunningTask2</text:p>
        </draw:ellipse>
        <draw:rect draw:style-name="gr8" draw:text-style-name="P1" draw:layer="layout" svg:width="7.747cm" svg:height="1.27cm" svg:x="15.851cm" svg:y="8.855cm">
          <text:p text:style-name="P1">emit callback 1</text:p>
        </draw:rect>
        <draw:rect draw:style-name="gr8" draw:text-style-name="P1" draw:layer="layout" svg:width="7.747cm" svg:height="1.27cm" svg:x="15.824cm" svg:y="10.652cm">
          <text:p text:style-name="P1">emit callback 2</text:p>
        </draw:rect>
        <draw:rect draw:style-name="gr8" draw:text-style-name="P1" draw:layer="layout" svg:width="7.747cm" svg:height="1.27cm" svg:x="15.797cm" svg:y="12.303cm">
          <text:p text:style-name="P1">emit callback 3</text:p>
        </draw:rect>
        <draw:rect draw:style-name="gr8" draw:text-style-name="P1" draw:layer="layout" svg:width="7.747cm" svg:height="1.27cm" svg:x="15.797cm" svg:y="14.108cm">
          <text:p text:style-name="P1">emit callback 4</text:p>
        </draw:rect>
        <draw:rect draw:style-name="gr8" draw:text-style-name="P1" draw:layer="layout" svg:width="7.747cm" svg:height="1.27cm" svg:x="15.797cm" svg:y="15.94cm">
          <text:p text:style-name="P1">emit callback 5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aron Shirk</meta:initial-creator>
    <meta:creation-date>2014-04-15T18:44:28</meta:creation-date>
    <dc:date>2014-04-15T19:05:59</dc:date>
    <dc:creator>Aaron Shirk</dc:creator>
    <meta:editing-duration>PT21M33S</meta:editing-duration>
    <meta:editing-cycles>2</meta:editing-cycles>
    <meta:generator>OpenOffice/4.0.1$Unix OpenOffice.org_project/401m5$Build-9714</meta:generator>
    <meta:document-statistic meta:object-count="16"/>
  </office:meta>
</office:document-meta>
</file>